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1.568cm" svg:height="0.963cm" svg:x="4.852cm" svg:y="14.446cm">
          <draw:text-box>
            <text:p>C:\Users\drkir\Desktop\Skillfactory\New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4.2$Windows_X86_64 LibreOffice_project/728fec16bd5f605073805c3c9e7c4212a0120dc5</meta:generator>
    <dc:date>2023-01-24T20:07:14.304000000</dc:date>
    <meta:editing-duration>PT12S</meta:editing-duration>
    <meta:editing-cycles>1</meta:editing-cycles>
    <meta:document-statistic meta:object-count="1"/>
  </office:meta>
</office:document-meta>
</file>